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37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3.01625cm" style:use-optimal-column-width="true"/>
    </style:style>
    <style:style style:name="co3" style:family="table-column">
      <style:table-column-properties fo:break-before="auto" style:column-width="3.730625cm" style:use-optimal-column-width="true"/>
    </style:style>
    <style:style style:name="co4" style:family="table-column">
      <style:table-column-properties fo:break-before="auto" style:column-width="2.936875cm" style:use-optimal-column-width="true"/>
    </style:style>
    <style:style style:name="co5" style:family="table-column">
      <style:table-column-properties fo:break-before="auto" style:column-width="3.4925cm" style:use-optimal-column-width="true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2.51354166666667cm" style:use-optimal-column-width="true"/>
    </style:style>
    <style:style style:name="co8" style:family="table-column">
      <style:table-column-properties fo:break-before="auto" style:column-width="2.19604166666667cm" style:use-optimal-column-width="true"/>
    </style:style>
    <style:style style:name="co9" style:family="table-column">
      <style:table-column-properties fo:break-before="auto" style:column-width="2.301875cm" style:use-optimal-column-width="true"/>
    </style:style>
    <style:style style:name="co10" style:family="table-column">
      <style:table-column-properties fo:break-before="auto" style:column-width="2.460625cm" style:use-optimal-column-width="true"/>
    </style:style>
    <style:style style:name="co11" style:family="table-column">
      <style:table-column-properties fo:break-before="auto" style:column-width="3.38666666666667cm" style:use-optimal-column-width="true"/>
    </style:style>
    <style:style style:name="co12" style:family="table-column">
      <style:table-column-properties fo:break-before="auto" style:column-width="3.06916666666667cm" style:use-optimal-column-width="true"/>
    </style:style>
    <style:style style:name="co13" style:family="table-column">
      <style:table-column-properties fo:break-before="auto" style:column-width="2.03729166666667cm" style:use-optimal-column-width="true"/>
    </style:style>
    <style:style style:name="co14" style:family="table-column">
      <style:table-column-properties fo:break-before="auto" style:column-width="1.27cm" style:use-optimal-column-width="true"/>
    </style:style>
    <style:style style:name="co15" style:family="table-column">
      <style:table-column-properties fo:break-before="auto" style:column-width="0.978958333333333cm" style:use-optimal-column-width="true"/>
    </style:style>
    <style:style style:name="co16" style:family="table-column">
      <style:table-column-properties fo:break-before="auto" style:column-width="2.59291666666667cm" style:use-optimal-column-width="true"/>
    </style:style>
    <style:style style:name="co17" style:family="table-column">
      <style:table-column-properties fo:break-before="auto" style:column-width="1.190625cm" style:use-optimal-column-width="true"/>
    </style:style>
    <style:style style:name="co18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vtiger_contactdetails" table:style-name="ta1">
        <table:table-column table:style-name="co1" table:number-columns-repeated="7" table:default-cell-style-name="ce1"/>
        <table:table-column table:style-name="co2" table:default-cell-style-name="ce1"/>
        <table:table-column table:style-name="co1" table:number-columns-repeated="9" table:default-cell-style-name="ce1"/>
        <table:table-column table:style-name="co3" table:default-cell-style-name="ce1"/>
        <table:table-column table:style-name="co1" table:number-columns-repeated="6" table:default-cell-style-name="ce1"/>
        <table:table-column table:style-name="co4" table:default-cell-style-name="ce1"/>
        <table:table-column table:style-name="co1" table:number-columns-repeated="7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5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2" table:default-cell-style-name="ce1"/>
        <table:table-column table:style-name="co17" table:default-cell-style-name="ce1"/>
        <table:table-column table:style-name="co10" table:default-cell-style-name="ce1"/>
        <table:table-column table:style-name="co18" table:number-columns-repeated="16333" table:default-cell-style-name="ce1"/>
        <table:table-row table:style-name="ro1">
          <table:table-cell office:value-type="string" table:style-name="ce1">
            <text:p>contactid</text:p>
          </table:table-cell>
          <table:table-cell office:value-type="string" table:style-name="ce1">
            <text:p>contact_no</text:p>
          </table:table-cell>
          <table:table-cell office:value-type="string" table:style-name="ce1">
            <text:p>parentid</text:p>
          </table:table-cell>
          <table:table-cell office:value-type="string" table:style-name="ce1">
            <text:p>salutation</text:p>
          </table:table-cell>
          <table:table-cell office:value-type="string" table:style-name="ce1">
            <text:p>firstname</text:p>
          </table:table-cell>
          <table:table-cell office:value-type="string" table:style-name="ce1">
            <text:p>lastname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phone</text:p>
          </table:table-cell>
          <table:table-cell office:value-type="string" table:style-name="ce1">
            <text:p>mobile</text:p>
          </table:table-cell>
          <table:table-cell office:value-type="string" table:style-name="ce1">
            <text:p>reportsto</text:p>
          </table:table-cell>
          <table:table-cell office:value-type="string" table:style-name="ce1">
            <text:p>training</text:p>
          </table:table-cell>
          <table:table-cell office:value-type="string" table:style-name="ce1">
            <text:p>usertype</text:p>
          </table:table-cell>
          <table:table-cell office:value-type="string" table:style-name="ce1">
            <text:p>contacttype</text:p>
          </table:table-cell>
          <table:table-cell office:value-type="string" table:style-name="ce1">
            <text:p>otheremail</text:p>
          </table:table-cell>
          <table:table-cell office:value-type="string" table:style-name="ce1">
            <text:p>donotcall</text:p>
          </table:table-cell>
          <table:table-cell office:value-type="string" table:style-name="ce1">
            <text:p>emailoptout</text:p>
          </table:table-cell>
          <table:table-cell office:value-type="string" table:style-name="ce1">
            <text:p>imagename</text:p>
          </table:table-cell>
          <table:table-cell office:value-type="string" table:style-name="ce1">
            <text:p>isconvertedfromlead</text:p>
          </table:table-cell>
          <table:table-cell office:value-type="string" table:style-name="ce1">
            <text:p>verification</text:p>
          </table:table-cell>
          <table:table-cell office:value-type="string" table:style-name="ce1">
            <text:p>secondary_email</text:p>
          </table:table-cell>
          <table:table-cell office:value-type="string" table:style-name="ce1">
            <text:p>notifilanguage</text:p>
          </table:table-cell>
          <table:table-cell office:value-type="string" table:style-name="ce1">
            <text:p>contactstatus</text:p>
          </table:table-cell>
          <table:table-cell office:value-type="string" table:style-name="ce1">
            <text:p>dav_status</text:p>
          </table:table-cell>
          <table:table-cell office:value-type="string" table:style-name="ce1">
            <text:p>jobtitle</text:p>
          </table:table-cell>
          <table:table-cell office:value-type="string" table:style-name="ce1">
            <text:p>decision_maker</text:p>
          </table:table-cell>
          <table:table-cell office:value-type="string" table:style-name="ce1">
            <text:p>sum_time</text:p>
          </table:table-cell>
          <table:table-cell office:value-type="string" table:style-name="ce1">
            <text:p>phone_extra</text:p>
          </table:table-cell>
          <table:table-cell office:value-type="string" table:style-name="ce1">
            <text:p>mobile_extra</text:p>
          </table:table-cell>
          <table:table-cell office:value-type="string" table:style-name="ce1">
            <text:p>approvals</text:p>
          </table:table-cell>
          <table:table-cell office:value-type="string" table:style-name="ce1">
            <text:p>gender</text:p>
          </table:table-cell>
          <table:table-cell office:value-type="string" table:style-name="ce1">
            <text:p>fullname</text:p>
          </table:table-cell>
          <table:table-cell office:value-type="string" table:style-name="ce1">
            <text:p>nickname</text:p>
          </table:table-cell>
          <table:table-cell office:value-type="string" table:style-name="ce1">
            <text:p>stakeholder</text:p>
          </table:table-cell>
          <table:table-cell office:value-type="string" table:style-name="ce1">
            <text:p>birthday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id_number</text:p>
          </table:table-cell>
          <table:table-cell office:value-type="string" table:style-name="ce1">
            <text:p>soc_sec_nbr</text:p>
          </table:table-cell>
          <table:table-cell office:value-type="string" table:style-name="ce1">
            <text:p>size</text:p>
          </table:table-cell>
          <table:table-cell office:value-type="string" table:style-name="ce1">
            <text:p>birthplace</text:p>
          </table:table-cell>
          <table:table-cell office:value-type="string" table:style-name="ce1">
            <text:p>tax_id_nbr</text:p>
          </table:table-cell>
          <table:table-cell office:value-type="string" table:style-name="ce1">
            <text:p>passport_nbr</text:p>
          </table:table-cell>
          <table:table-cell office:value-type="string" table:style-name="ce1">
            <text:p>passport_exp_date</text:p>
          </table:table-cell>
          <table:table-cell office:value-type="string" table:style-name="ce1">
            <text:p>bank_account_nbr</text:p>
          </table:table-cell>
          <table:table-cell office:value-type="string" table:style-name="ce1">
            <text:p>madrich_training</text:p>
          </table:table-cell>
          <table:table-cell office:value-type="string" table:style-name="ce1">
            <text:p>vaccinated</text:p>
          </table:table-cell>
          <table:table-cell office:value-type="string" table:style-name="ce1">
            <text:p>parent</text:p>
          </table:table-cell>
          <table:table-cell office:value-type="string" table:style-name="ce1">
            <text:p>child</text:p>
          </table:table-cell>
          <table:table-cell office:value-type="string" table:style-name="ce1">
            <text:p>origin_country</text:p>
          </table:table-cell>
          <table:table-cell office:value-type="string" table:style-name="ce1">
            <text:p>contact_account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next_birthday</text:p>
          </table:table-cell>
          <table:table-cell table:number-columns-repeated="16333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string" table:style-name="ce1">
            <text:p>C70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17" table:formula="of:=&quot;FN&quot;&amp;[.A2]" table:style-name="ce1">
            <text:p>FN817</text:p>
          </table:table-cell>
          <table:table-cell office:value-type="string" office:string-value="LNC701" table:formula="of:=&quot;LN&quot;&amp;[.B2]" table:style-name="ce1">
            <text:p>LNC701</text:p>
          </table:table-cell>
          <table:table-cell office:value-type="string" office:string-value="MAILC701" table:formula="of:=&quot;MAIL&quot;&amp;[.B2]" table:style-name="ce1">
            <text:p>MAILC701</text:p>
          </table:table-cell>
          <table:table-cell office:value-type="string" table:style-name="ce2">
            <text:p>06205678434</text:p>
          </table:table-cell>
          <table:table-cell office:value-type="string" office:string-value="TELC701" table:formula="of:=&quot;TEL&quot;&amp;[.B2]" table:style-name="ce1">
            <text:p>TELC70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Önkéntes |##| FIFE</text:p>
          </table:table-cell>
          <table:table-cell office:value-type="date" office:date-value="1996-03-10T00:00:00" table:style-name="ce3">
            <text:p>1996.03.10</text:p>
          </table:table-cell>
          <table:table-cell office:value-type="string" table:style-name="ce1">
            <text:p>NULL</text:p>
          </table:table-cell>
          <table:table-cell office:value-type="float" office:value="1234" table:style-name="ce1">
            <text:p>1234</text:p>
          </table:table-cell>
          <table:table-cell office:value-type="float" office:value="21341234" table:style-name="ce1">
            <text:p>21341234</text:p>
          </table:table-cell>
          <table:table-cell office:value-type="string" table:style-name="ce1">
            <text:p>L</text:p>
          </table:table-cell>
          <table:table-cell office:value-type="string" table:style-name="ce1">
            <text:p>Taksony</text:p>
          </table:table-cell>
          <table:table-cell office:value-type="float" office:value="1234667542" table:style-name="ce1">
            <text:p>1234667542</text:p>
          </table:table-cell>
          <table:table-cell office:value-type="float" office:value="5232345" table:style-name="ce1">
            <text:p>5232345</text:p>
          </table:table-cell>
          <table:table-cell office:value-type="date" office:date-value="2026-04-13T00:00:00" table:style-name="ce3">
            <text:p>2026.04.13</text:p>
          </table:table-cell>
          <table:table-cell office:value-type="float" office:value="23452345" table:style-name="ce1">
            <text:p>2345234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table:number-columns-repeated="16333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string" table:style-name="ce1">
            <text:p>C704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20" table:formula="of:=&quot;FN&quot;&amp;[.A3]" table:style-name="ce1">
            <text:p>FN820</text:p>
          </table:table-cell>
          <table:table-cell office:value-type="string" office:string-value="LNC704" table:formula="of:=&quot;LN&quot;&amp;[.B3]" table:style-name="ce1">
            <text:p>LNC704</text:p>
          </table:table-cell>
          <table:table-cell office:value-type="string" office:string-value="MAILC704" table:formula="of:=&quot;MAIL&quot;&amp;[.B3]" table:style-name="ce1">
            <text:p>MAILC704</text:p>
          </table:table-cell>
          <table:table-cell office:value-type="string" table:style-name="ce2">
            <text:p>06705588999</text:p>
          </table:table-cell>
          <table:table-cell office:value-type="string" office:string-value="TELC704" table:formula="of:=&quot;TEL&quot;&amp;[.B3]" table:style-name="ce1">
            <text:p>TELC704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zülő</text:p>
          </table:table-cell>
          <table:table-cell office:value-type="date" office:date-value="1976-04-20T00:00:00" table:style-name="ce3">
            <text:p>1976.04.20</text:p>
          </table:table-cell>
          <table:table-cell office:value-type="string" table:style-name="ce1">
            <text:p>NULL</text:p>
          </table:table-cell>
          <table:table-cell office:value-type="float" office:value="5426" table:style-name="ce1">
            <text:p>5426</text:p>
          </table:table-cell>
          <table:table-cell office:value-type="float" office:value="64536547" table:style-name="ce1">
            <text:p>64536547</text:p>
          </table:table-cell>
          <table:table-cell office:value-type="string" table:style-name="ce1">
            <text:p>4XL</text:p>
          </table:table-cell>
          <table:table-cell office:value-type="string" table:style-name="ce1">
            <text:p>Budapest</text:p>
          </table:table-cell>
          <table:table-cell office:value-type="float" office:value="23452456" table:style-name="ce1">
            <text:p>23452456</text:p>
          </table:table-cell>
          <table:table-cell office:value-type="float" office:value="523452345" table:style-name="ce1">
            <text:p>523452345</text:p>
          </table:table-cell>
          <table:table-cell office:value-type="date" office:date-value="2028-07-25T00:00:00" table:style-name="ce3">
            <text:p>2028.07.25</text:p>
          </table:table-cell>
          <table:table-cell office:value-type="float" office:value="64374567" table:style-name="ce1">
            <text:p>64374567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3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string" table:style-name="ce1">
            <text:p>C705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21" table:formula="of:=&quot;FN&quot;&amp;[.A4]" table:style-name="ce1">
            <text:p>FN821</text:p>
          </table:table-cell>
          <table:table-cell office:value-type="string" office:string-value="LNC705" table:formula="of:=&quot;LN&quot;&amp;[.B4]" table:style-name="ce1">
            <text:p>LNC705</text:p>
          </table:table-cell>
          <table:table-cell office:value-type="string" office:string-value="MAILC705" table:formula="of:=&quot;MAIL&quot;&amp;[.B4]" table:style-name="ce1">
            <text:p>MAILC705</text:p>
          </table:table-cell>
          <table:table-cell office:value-type="string" table:style-name="ce2">
            <text:p>135676887434</text:p>
          </table:table-cell>
          <table:table-cell office:value-type="string" office:string-value="TELC705" table:formula="of:=&quot;TEL&quot;&amp;[.B4]" table:style-name="ce1">
            <text:p>TELC705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</text:p>
          </table:table-cell>
          <table:table-cell office:value-type="date" office:date-value="1999-02-07T00:00:00" table:style-name="ce3">
            <text:p>1999.02.07</text:p>
          </table:table-cell>
          <table:table-cell office:value-type="string" table:style-name="ce1">
            <text:p>NULL</text:p>
          </table:table-cell>
          <table:table-cell office:value-type="float" office:value="1236" table:style-name="ce1">
            <text:p>1236</text:p>
          </table:table-cell>
          <table:table-cell office:value-type="float" office:value="23454357" table:style-name="ce1">
            <text:p>23454357</text:p>
          </table:table-cell>
          <table:table-cell office:value-type="string" table:style-name="ce1">
            <text:p>S</text:p>
          </table:table-cell>
          <table:table-cell office:value-type="string" table:style-name="ce1">
            <text:p>Budapest</text:p>
          </table:table-cell>
          <table:table-cell office:value-type="float" office:value="876567" table:style-name="ce1">
            <text:p>876567</text:p>
          </table:table-cell>
          <table:table-cell office:value-type="float" office:value="234523" table:style-name="ce1">
            <text:p>234523</text:p>
          </table:table-cell>
          <table:table-cell office:value-type="date" office:date-value="2027-03-14T00:00:00" table:style-name="ce3">
            <text:p>2027.03.14</text:p>
          </table:table-cell>
          <table:table-cell office:value-type="float" office:value="324534345" table:style-name="ce1">
            <text:p>32453434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table:number-columns-repeated="16333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string" table:style-name="ce1">
            <text:p>C706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22" table:formula="of:=&quot;FN&quot;&amp;[.A5]" table:style-name="ce1">
            <text:p>FN822</text:p>
          </table:table-cell>
          <table:table-cell office:value-type="string" office:string-value="LNC706" table:formula="of:=&quot;LN&quot;&amp;[.B5]" table:style-name="ce1">
            <text:p>LNC706</text:p>
          </table:table-cell>
          <table:table-cell office:value-type="string" office:string-value="MAILC706" table:formula="of:=&quot;MAIL&quot;&amp;[.B5]" table:style-name="ce1">
            <text:p>MAILC706</text:p>
          </table:table-cell>
          <table:table-cell office:value-type="string" table:style-name="ce2">
            <text:p>06304678010</text:p>
          </table:table-cell>
          <table:table-cell office:value-type="string" office:string-value="TELC706" table:formula="of:=&quot;TEL&quot;&amp;[.B5]" table:style-name="ce1">
            <text:p>TELC706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zülő</text:p>
          </table:table-cell>
          <table:table-cell office:value-type="date" office:date-value="1980-11-14T00:00:00" table:style-name="ce3">
            <text:p>1980.11.14</text:p>
          </table:table-cell>
          <table:table-cell office:value-type="string" table:style-name="ce1">
            <text:p>NULL</text:p>
          </table:table-cell>
          <table:table-cell office:value-type="float" office:value="8754" table:style-name="ce1">
            <text:p>8754</text:p>
          </table:table-cell>
          <table:table-cell office:value-type="float" office:value="234234" table:style-name="ce1">
            <text:p>234234</text:p>
          </table:table-cell>
          <table:table-cell office:value-type="string" table:style-name="ce1">
            <text:p>M</text:p>
          </table:table-cell>
          <table:table-cell office:value-type="string" table:style-name="ce1">
            <text:p>Vác</text:p>
          </table:table-cell>
          <table:table-cell office:value-type="float" office:value="45672345" table:style-name="ce1">
            <text:p>45672345</text:p>
          </table:table-cell>
          <table:table-cell office:value-type="float" office:value="12345324" table:style-name="ce1">
            <text:p>12345324</text:p>
          </table:table-cell>
          <table:table-cell office:value-type="date" office:date-value="2028-01-24T00:00:00" table:style-name="ce3">
            <text:p>2028.01.24</text:p>
          </table:table-cell>
          <table:table-cell office:value-type="float" office:value="53424356" table:style-name="ce1">
            <text:p>534243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table:number-columns-repeated="16333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string" table:style-name="ce1">
            <text:p>C707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23" table:formula="of:=&quot;FN&quot;&amp;[.A6]" table:style-name="ce1">
            <text:p>FN823</text:p>
          </table:table-cell>
          <table:table-cell office:value-type="string" office:string-value="LNC707" table:formula="of:=&quot;LN&quot;&amp;[.B6]" table:style-name="ce1">
            <text:p>LNC707</text:p>
          </table:table-cell>
          <table:table-cell office:value-type="string" office:string-value="MAILC707" table:formula="of:=&quot;MAIL&quot;&amp;[.B6]" table:style-name="ce1">
            <text:p>MAILC707</text:p>
          </table:table-cell>
          <table:table-cell office:value-type="string" table:style-name="ce2">
            <text:p>06205414677</text:p>
          </table:table-cell>
          <table:table-cell office:value-type="string" office:string-value="TELC707" table:formula="of:=&quot;TEL&quot;&amp;[.B6]" table:style-name="ce1">
            <text:p>TELC707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FIFE</text:p>
          </table:table-cell>
          <table:table-cell office:value-type="date" office:date-value="2001-06-25T00:00:00" table:style-name="ce3">
            <text:p>2001.06.25</text:p>
          </table:table-cell>
          <table:table-cell office:value-type="string" table:style-name="ce1">
            <text:p>NULL</text:p>
          </table:table-cell>
          <table:table-cell office:value-type="float" office:value="3245" table:style-name="ce1">
            <text:p>3245</text:p>
          </table:table-cell>
          <table:table-cell office:value-type="float" office:value="65456555" table:style-name="ce1">
            <text:p>65456555</text:p>
          </table:table-cell>
          <table:table-cell office:value-type="string" table:style-name="ce1">
            <text:p>M</text:p>
          </table:table-cell>
          <table:table-cell office:value-type="string" table:style-name="ce1">
            <text:p>Szentendre</text:p>
          </table:table-cell>
          <table:table-cell office:value-type="float" office:value="43657876" table:style-name="ce1">
            <text:p>43657876</text:p>
          </table:table-cell>
          <table:table-cell office:value-type="float" office:value="7567" table:style-name="ce1">
            <text:p>7567</text:p>
          </table:table-cell>
          <table:table-cell office:value-type="date" office:date-value="2027-05-05T00:00:00" table:style-name="ce3">
            <text:p>2027.05.05</text:p>
          </table:table-cell>
          <table:table-cell office:value-type="float" office:value="642356234" table:style-name="ce1">
            <text:p>64235623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3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string" table:style-name="ce1">
            <text:p>C708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24" table:formula="of:=&quot;FN&quot;&amp;[.A7]" table:style-name="ce1">
            <text:p>FN824</text:p>
          </table:table-cell>
          <table:table-cell office:value-type="string" office:string-value="LNC708" table:formula="of:=&quot;LN&quot;&amp;[.B7]" table:style-name="ce1">
            <text:p>LNC708</text:p>
          </table:table-cell>
          <table:table-cell office:value-type="string" office:string-value="MAILC708" table:formula="of:=&quot;MAIL&quot;&amp;[.B7]" table:style-name="ce1">
            <text:p>MAILC708</text:p>
          </table:table-cell>
          <table:table-cell office:value-type="string" table:style-name="ce2">
            <text:p>06306674455</text:p>
          </table:table-cell>
          <table:table-cell office:value-type="string" office:string-value="TELC708" table:formula="of:=&quot;TEL&quot;&amp;[.B7]" table:style-name="ce1">
            <text:p>TELC708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zülő</text:p>
          </table:table-cell>
          <table:table-cell office:value-type="date" office:date-value="1969-01-02T00:00:00" table:style-name="ce3">
            <text:p>1969.01.02</text:p>
          </table:table-cell>
          <table:table-cell office:value-type="string" table:style-name="ce1">
            <text:p>NULL</text:p>
          </table:table-cell>
          <table:table-cell office:value-type="float" office:value="8769" table:style-name="ce1">
            <text:p>8769</text:p>
          </table:table-cell>
          <table:table-cell office:value-type="float" office:value="45687878" table:style-name="ce1">
            <text:p>45687878</text:p>
          </table:table-cell>
          <table:table-cell office:value-type="string" table:style-name="ce1">
            <text:p>XS</text:p>
          </table:table-cell>
          <table:table-cell office:value-type="string" table:style-name="ce1">
            <text:p>Sopron</text:p>
          </table:table-cell>
          <table:table-cell office:value-type="float" office:value="345622435" table:style-name="ce1">
            <text:p>345622435</text:p>
          </table:table-cell>
          <table:table-cell office:value-type="float" office:value="7576467" table:style-name="ce1">
            <text:p>7576467</text:p>
          </table:table-cell>
          <table:table-cell office:value-type="date" office:date-value="2028-04-11T00:00:00" table:style-name="ce3">
            <text:p>2028.04.11</text:p>
          </table:table-cell>
          <table:table-cell office:value-type="float" office:value="3453245" table:style-name="ce1">
            <text:p>345324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table:number-columns-repeated="16333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string" table:style-name="ce1">
            <text:p>C709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25" table:formula="of:=&quot;FN&quot;&amp;[.A8]" table:style-name="ce1">
            <text:p>FN825</text:p>
          </table:table-cell>
          <table:table-cell office:value-type="string" office:string-value="LNC709" table:formula="of:=&quot;LN&quot;&amp;[.B8]" table:style-name="ce1">
            <text:p>LNC709</text:p>
          </table:table-cell>
          <table:table-cell office:value-type="string" office:string-value="MAILC709" table:formula="of:=&quot;MAIL&quot;&amp;[.B8]" table:style-name="ce1">
            <text:p>MAILC709</text:p>
          </table:table-cell>
          <table:table-cell office:value-type="string" table:style-name="ce2">
            <text:p>06306322326</text:p>
          </table:table-cell>
          <table:table-cell office:value-type="string" office:string-value="TELC709" table:formula="of:=&quot;TEL&quot;&amp;[.B8]" table:style-name="ce1">
            <text:p>TELC709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 |##| Segítő</text:p>
          </table:table-cell>
          <table:table-cell office:value-type="date" office:date-value="2004-09-06T00:00:00" table:style-name="ce3">
            <text:p>2004.09.06</text:p>
          </table:table-cell>
          <table:table-cell office:value-type="string" table:style-name="ce1">
            <text:p>NULL</text:p>
          </table:table-cell>
          <table:table-cell office:value-type="float" office:value="9985" table:style-name="ce1">
            <text:p>9985</text:p>
          </table:table-cell>
          <table:table-cell office:value-type="float" office:value="9875678" table:style-name="ce1">
            <text:p>9875678</text:p>
          </table:table-cell>
          <table:table-cell office:value-type="string" table:style-name="ce1">
            <text:p>XXL</text:p>
          </table:table-cell>
          <table:table-cell office:value-type="string" table:style-name="ce1">
            <text:p>Budapest</text:p>
          </table:table-cell>
          <table:table-cell office:value-type="float" office:value="24567658" table:style-name="ce1">
            <text:p>24567658</text:p>
          </table:table-cell>
          <table:table-cell office:value-type="float" office:value="2353245" table:style-name="ce1">
            <text:p>2353245</text:p>
          </table:table-cell>
          <table:table-cell office:value-type="date" office:date-value="2028-03-05T00:00:00" table:style-name="ce3">
            <text:p>2028.03.05</text:p>
          </table:table-cell>
          <table:table-cell office:value-type="float" office:value="75467457" table:style-name="ce1">
            <text:p>754674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table:number-columns-repeated="16333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string" table:style-name="ce1">
            <text:p>C71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26" table:formula="of:=&quot;FN&quot;&amp;[.A9]" table:style-name="ce1">
            <text:p>FN826</text:p>
          </table:table-cell>
          <table:table-cell office:value-type="string" office:string-value="LNC710" table:formula="of:=&quot;LN&quot;&amp;[.B9]" table:style-name="ce1">
            <text:p>LNC710</text:p>
          </table:table-cell>
          <table:table-cell office:value-type="string" office:string-value="MAILC710" table:formula="of:=&quot;MAIL&quot;&amp;[.B9]" table:style-name="ce1">
            <text:p>MAILC710</text:p>
          </table:table-cell>
          <table:table-cell office:value-type="string" table:style-name="ce2">
            <text:p>06205678434</text:p>
          </table:table-cell>
          <table:table-cell office:value-type="string" office:string-value="TELC710" table:formula="of:=&quot;TEL&quot;&amp;[.B9]" table:style-name="ce1">
            <text:p>TELC71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egítő</text:p>
          </table:table-cell>
          <table:table-cell office:value-type="date" office:date-value="2003-09-21T00:00:00" table:style-name="ce3">
            <text:p>2003.09.21</text:p>
          </table:table-cell>
          <table:table-cell office:value-type="string" table:style-name="ce1">
            <text:p>NULL</text:p>
          </table:table-cell>
          <table:table-cell office:value-type="float" office:value="5673" table:style-name="ce1">
            <text:p>5673</text:p>
          </table:table-cell>
          <table:table-cell office:value-type="float" office:value="98754523" table:style-name="ce1">
            <text:p>98754523</text:p>
          </table:table-cell>
          <table:table-cell office:value-type="string" table:style-name="ce1">
            <text:p>L</text:p>
          </table:table-cell>
          <table:table-cell office:value-type="string" table:style-name="ce1">
            <text:p>Szentendre</text:p>
          </table:table-cell>
          <table:table-cell office:value-type="float" office:value="2456787854" table:style-name="ce1">
            <text:p>2456787854</text:p>
          </table:table-cell>
          <table:table-cell office:value-type="float" office:value="764678" table:style-name="ce1">
            <text:p>764678</text:p>
          </table:table-cell>
          <table:table-cell office:value-type="date" office:date-value="2026-05-16T00:00:00" table:style-name="ce3">
            <text:p>2026.05.16</text:p>
          </table:table-cell>
          <table:table-cell office:value-type="float" office:value="2345647798" table:style-name="ce1">
            <text:p>2345647798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table:number-columns-repeated="16333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string" table:style-name="ce1">
            <text:p>C711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27" table:formula="of:=&quot;FN&quot;&amp;[.A10]" table:style-name="ce1">
            <text:p>FN827</text:p>
          </table:table-cell>
          <table:table-cell office:value-type="string" office:string-value="LNC711" table:formula="of:=&quot;LN&quot;&amp;[.B10]" table:style-name="ce1">
            <text:p>LNC711</text:p>
          </table:table-cell>
          <table:table-cell office:value-type="string" office:string-value="MAILC711" table:formula="of:=&quot;MAIL&quot;&amp;[.B10]" table:style-name="ce1">
            <text:p>MAILC711</text:p>
          </table:table-cell>
          <table:table-cell office:value-type="string" table:style-name="ce2">
            <text:p>06304473032</text:p>
          </table:table-cell>
          <table:table-cell office:value-type="string" office:string-value="TELC711" table:formula="of:=&quot;TEL&quot;&amp;[.B10]" table:style-name="ce1">
            <text:p>TELC711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Szülő</text:p>
          </table:table-cell>
          <table:table-cell office:value-type="date" office:date-value="1973-06-30T00:00:00" table:style-name="ce3">
            <text:p>1973.06.30</text:p>
          </table:table-cell>
          <table:table-cell office:value-type="string" table:style-name="ce1">
            <text:p>NULL</text:p>
          </table:table-cell>
          <table:table-cell office:value-type="float" office:value="2347" table:style-name="ce1">
            <text:p>2347</text:p>
          </table:table-cell>
          <table:table-cell office:value-type="float" office:value="134524569" table:style-name="ce1">
            <text:p>134524569</text:p>
          </table:table-cell>
          <table:table-cell office:value-type="string" table:style-name="ce1">
            <text:p>S</text:p>
          </table:table-cell>
          <table:table-cell office:value-type="string" table:style-name="ce1">
            <text:p>Esztergom</text:p>
          </table:table-cell>
          <table:table-cell office:value-type="float" office:value="87647846" table:style-name="ce1">
            <text:p>87647846</text:p>
          </table:table-cell>
          <table:table-cell office:value-type="float" office:value="44566653" table:style-name="ce1">
            <text:p>44566653</text:p>
          </table:table-cell>
          <table:table-cell office:value-type="date" office:date-value="2027-08-19T00:00:00" table:style-name="ce3">
            <text:p>2027.08.19</text:p>
          </table:table-cell>
          <table:table-cell office:value-type="float" office:value="57568774" table:style-name="ce1">
            <text:p>5756877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NULL</text:p>
          </table:table-cell>
          <table:table-cell table:number-columns-repeated="16333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string" table:style-name="ce1">
            <text:p>C712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office:string-value="FN828" table:formula="of:=&quot;FN&quot;&amp;[.A11]" table:style-name="ce1">
            <text:p>FN828</text:p>
          </table:table-cell>
          <table:table-cell office:value-type="string" office:string-value="LNC712" table:formula="of:=&quot;LN&quot;&amp;[.B11]" table:style-name="ce1">
            <text:p>LNC712</text:p>
          </table:table-cell>
          <table:table-cell office:value-type="string" office:string-value="MAILC712" table:formula="of:=&quot;MAIL&quot;&amp;[.B11]" table:style-name="ce1">
            <text:p>MAILC712</text:p>
          </table:table-cell>
          <table:table-cell office:value-type="string" table:style-name="ce2">
            <text:p>06203005056</text:p>
          </table:table-cell>
          <table:table-cell office:value-type="string" office:string-value="TELC712" table:formula="of:=&quot;TEL&quot;&amp;[.B11]" table:style-name="ce1">
            <text:p>TELC712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string" table:style-name="ce1">
            <text:p>NULL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3" table:style-name="ce1"/>
          <table:table-cell office:value-type="string" table:style-name="ce1">
            <text:p>XXX</text:p>
          </table:table-cell>
          <table:table-cell table:style-name="ce1"/>
          <table:table-cell office:value-type="string" table:style-name="ce1">
            <text:p>Alumni</text:p>
          </table:table-cell>
          <table:table-cell office:value-type="date" office:date-value="2003-04-04T00:00:00" table:style-name="ce3">
            <text:p>2003.04.04</text:p>
          </table:table-cell>
          <table:table-cell office:value-type="string" table:style-name="ce1">
            <text:p>NULL</text:p>
          </table:table-cell>
          <table:table-cell office:value-type="float" office:value="5431" table:style-name="ce1">
            <text:p>5431</text:p>
          </table:table-cell>
          <table:table-cell office:value-type="float" office:value="12345568" table:style-name="ce1">
            <text:p>12345568</text:p>
          </table:table-cell>
          <table:table-cell office:value-type="string" table:style-name="ce1">
            <text:p>3XL</text:p>
          </table:table-cell>
          <table:table-cell office:value-type="string" table:style-name="ce1">
            <text:p>Budakalász</text:p>
          </table:table-cell>
          <table:table-cell office:value-type="float" office:value="245656878" table:style-name="ce1">
            <text:p>245656878</text:p>
          </table:table-cell>
          <table:table-cell office:value-type="float" office:value="356456" table:style-name="ce1">
            <text:p>356456</text:p>
          </table:table-cell>
          <table:table-cell office:value-type="date" office:date-value="2028-10-21T00:00:00" table:style-name="ce3">
            <text:p>2028.10.21</text:p>
          </table:table-cell>
          <table:table-cell office:value-type="float" office:value="678934658" table:style-name="ce1">
            <text:p>67893465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string" table:style-name="ce1">
            <text:p>Hungary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NULL</text:p>
          </table:table-cell>
          <table:table-cell table:number-columns-repeated="1633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50" table:style-name="ce1"/>
          <table:table-cell table:style-name="ce5"/>
          <table:table-cell table:number-columns-repeated="16333"/>
        </table:table-row>
        <table:table-row table:style-name="ro1">
          <table:table-cell table:number-columns-repeated="33" table:style-name="ce1"/>
          <table:table-cell table:style-name="ce3"/>
          <table:table-cell table:number-columns-repeated="16350" table:style-name="ce1"/>
        </table:table-row>
        <table:table-row table:number-rows-repeated="104856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year number:style="long"/>
      <number:text>.</number:text>
      <number:month number:style="long"/>
      <number:text>.</number:text>
      <number:day number:style="long"/>
    </number:date-style>
    <number:date-style style:name="N37">
      <number:year/>
      <number:text>.</number:text>
      <number:month number:style="long"/>
      <number:text>.</number:text>
      <number:day number:style="long"/>
      <number:text>.</number:text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Oldal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8623</meta:generator>
    <meta:initial-creator>phpMyAdmin 5.2.1</meta:initial-creator>
    <dc:creator>Adrian Kovacs</dc:creator>
    <meta:creation-date>2025-03-24T16:02:58Z</meta:creation-date>
    <dc:date>2025-04-28T13:23:44Z</dc:date>
    <meta:editing-cycles>1</meta:editing-cycles>
    <meta:editing-duration>PT132S</meta:editing-duration>
  </office:meta>
</office:document-meta>
</file>